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7ad8"/>
    </style:style>
    <style:style style:name="T1" style:family="text">
      <style:text-properties style:text-underline-style="solid" style:text-underline-type="double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'id': 70</text:p>
      <text:p text:style-name="P1">‘tipoTabela': 1</text:p>
      <text:p text:style-name="P1">'rota_fk_id': 19</text:p>
      <text:p text:style-name="P1">'descricao': 'Tab-Pic' </text:p>
      <text:p text:style-name="P1">'icmsIncluso': True</text:p>
      <text:p text:style-name="P1">'aliquotaIcms': 12, </text:p>
      <text:p text:style-name="P1">‘bloqueada': False,</text:p>
      <text:p text:style-name="P1">'freteMinimo': Decimal('150.00'), </text:p>
      <text:p text:style-name="P1">'frete': Decimal('0.15'), </text:p>
      <text:p text:style-name="P1">'tipoCalculo': 1, </text:p>
      <text:p text:style-name="P1">'adValor': Decimal('15.00'), </text:p>
      <text:p text:style-name="P1">'gris': Decimal('33.35'), </text:p>
      <text:p text:style-name="P1">'despacho': Decimal('49.00'), </text:p>
      <text:p text:style-name="P1">'outros': Decimal('55.00'), </text:p>
      <text:p text:style-name="P1">'pedagio': Decimal('4.90'), </text:p>
      <text:p text:style-name="P1">'tipoPedagio': 1, </text:p>
      <text:p text:style-name="P1">'cubagem': True, </text:p>
      <text:p text:style-name="P1">'fatorCubagem': 30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19:03:47.883896486</meta:creation-date>
    <dc:date>2023-03-15T19:29:49.699576026</dc:date>
    <meta:editing-duration>PT15M51S</meta:editing-duration>
    <meta:editing-cycles>1</meta:editing-cycles>
    <meta:document-statistic meta:table-count="0" meta:image-count="0" meta:object-count="0" meta:page-count="1" meta:paragraph-count="18" meta:word-count="36" meta:character-count="393" meta:non-whitespace-character-count="363"/>
    <meta:generator>LibreOffice/6.4.7.2$Linux_X86_64 LibreOffice_project/40$Build-2</meta:generator>
  </office:meta>
</office:document-meta>
</file>